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873cm"/>
    </style:style>
    <style:style style:name="Table1.B" style:family="table-column">
      <style:table-column-properties style:column-width="4.256cm"/>
    </style:style>
    <style:style style:name="Table1.C" style:family="table-column">
      <style:table-column-properties style:column-width="5.719cm"/>
    </style:style>
    <style:style style:name="Table1.D" style:family="table-column">
      <style:table-column-properties style:column-width="4.15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835cm"/>
    </style:style>
    <style:style style:name="Table2.B" style:family="table-column">
      <style:table-column-properties style:column-width="3.612cm"/>
    </style:style>
    <style:style style:name="Table2.C" style:family="table-column">
      <style:table-column-properties style:column-width="2.97cm"/>
    </style:style>
    <style:style style:name="Table2.D" style:family="table-column">
      <style:table-column-properties style:column-width="4.58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loext:graphic-properties draw:fill="solid" draw:fill-color="#000000" draw:opacity="100%"/>
      <style:paragraph-properties fo:background-color="#000000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5" style:family="paragraph" style:parent-style-name="Table_20_Heading">
      <style:text-properties fo:font-size="2pt" style:font-size-asian="2pt" style:font-size-complex="2pt"/>
    </style:style>
    <style:style style:name="P6" style:family="paragraph" style:parent-style-name="Text_20_body" style:list-style-name="L3"/>
    <style:style style:name="P7" style:family="paragraph" style:parent-style-name="Preformatted_20_Text" style:list-style-name="L3">
      <style:paragraph-properties style:writing-mode="lr-tb"/>
    </style:style>
    <style:style style:name="P8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4"/>
    <style:style style:name="P10" style:family="paragraph" style:parent-style-name="Preformatted_20_Text" style:list-style-name="L4">
      <style:paragraph-properties style:writing-mode="lr-tb"/>
    </style:style>
    <style:style style:name="P11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5"/>
    <style:style style:name="P13" style:family="paragraph" style:parent-style-name="Preformatted_20_Text" style:list-style-name="L5">
      <style:paragraph-properties style:writing-mode="lr-tb"/>
    </style:style>
    <style:style style:name="P14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Preformatted_20_Text" style:list-style-name="L9">
      <style:paragraph-properties style:writing-mode="lr-tb"/>
    </style:style>
    <style:style style:name="P21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Standard">
      <loext:graphic-properties draw:fill="solid" draw:fill-color="#000000" draw:opacity="100%"/>
      <style:paragraph-properties fo:background-color="#000000"/>
      <style:text-properties officeooo:rsid="0009f6f4" officeooo:paragraph-rsid="0009f6f4"/>
    </style:style>
    <style:style style:name="P27" style:family="paragraph" style:parent-style-name="Standard">
      <style:text-properties officeooo:rsid="0009f6f4" officeooo:paragraph-rsid="0009f6f4"/>
    </style:style>
    <style:style style:name="P28" style:family="paragraph" style:parent-style-name="Standard">
      <style:paragraph-properties fo:text-align="justify" style:justify-single-word="false"/>
      <style:text-properties officeooo:rsid="0009f6f4" officeooo:paragraph-rsid="0009f6f4"/>
    </style:style>
    <style:style style:name="P29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officeooo:rsid="000c1e9a" officeooo:paragraph-rsid="000c1e9a"/>
    </style:style>
    <style:style style:name="P30" style:family="paragraph" style:parent-style-name="Standard">
      <style:paragraph-properties fo:text-align="justify" style:justify-single-word="false"/>
      <style:text-properties officeooo:rsid="000c1e9a" officeooo:paragraph-rsid="000c1e9a"/>
    </style:style>
    <style:style style:name="P31" style:family="paragraph" style:parent-style-name="Standard">
      <style:paragraph-properties fo:text-align="justify" style:justify-single-word="false"/>
      <style:text-properties officeooo:rsid="0009f6f4" officeooo:paragraph-rsid="000c1e9a"/>
    </style:style>
    <style:style style:name="P32" style:family="paragraph" style:parent-style-name="Standard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fo:font-size="12pt" officeooo:rsid="000c1e9a" officeooo:paragraph-rsid="000c1e9a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09f6f4" officeooo:paragraph-rsid="000c1e9a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09f6f4" officeooo:paragraph-rsid="0009f6f4" style:font-size-asian="12pt" style:font-size-complex="12pt"/>
    </style:style>
    <style:style style:name="P35" style:family="paragraph" style:parent-style-name="Standard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fo:font-size="12pt" officeooo:rsid="000d40a5" officeooo:paragraph-rsid="000d40a5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09f6f4" officeooo:paragraph-rsid="000d40a5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fo:font-weight="bold" officeooo:rsid="0009f6f4" officeooo:paragraph-rsid="000d40a5" style:font-size-asian="12pt" style:font-weight-asian="bold" style:font-size-complex="12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fo:font-size="12pt" officeooo:rsid="0009f6f4" officeooo:paragraph-rsid="000d40a5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font-size="12pt" officeooo:rsid="0009f6f4" officeooo:paragraph-rsid="000d40a5" style:font-size-asian="12pt" style:font-size-complex="12pt"/>
    </style:style>
    <style:style style:name="P40" style:family="paragraph" style:parent-style-name="Heading_20_3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officeooo:rsid="0009f6f4" officeooo:paragraph-rsid="0009f6f4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43" style:family="paragraph" style:parent-style-name="Text_20_body" style:list-style-name="L14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1cb0a"/>
    </style:style>
    <style:style style:name="P45" style:family="paragraph" style:parent-style-name="Standard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000000"/>
      <style:text-properties officeooo:rsid="0009f6f4" officeooo:paragraph-rsid="0009f6f4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rsid="0009f6f4" officeooo:paragraph-rsid="0011cb0a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09f6f4" officeooo:paragraph-rsid="0011cb0a" style:font-size-asian="12pt" style:font-size-complex="12pt"/>
    </style:style>
    <style:style style:name="P48" style:family="paragraph" style:parent-style-name="Text_20_body" style:list-style-name="L1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49" style:family="paragraph" style:parent-style-name="Text_20_body" style:list-style-name="L1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2pt" officeooo:rsid="0009f6f4" officeooo:paragraph-rsid="0009f6f4" style:font-size-asian="12pt" style:font-size-complex="12pt"/>
    </style:style>
    <style:style style:name="P51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Liberation Serif" fo:font-size="12pt" officeooo:rsid="0009f6f4" officeooo:paragraph-rsid="00123bb2" style:font-size-asian="12pt" style:font-size-complex="12pt"/>
    </style:style>
    <style:style style:name="P52" style:family="paragraph" style:parent-style-name="Standard">
      <style:text-properties style:font-name="Liberation Serif" fo:font-size="12pt" officeooo:rsid="0009f6f4" officeooo:paragraph-rsid="0009f6f4" style:font-size-asian="12pt" style:font-size-complex="12pt"/>
    </style:style>
    <style:style style:name="P53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Liberation Serif" fo:font-size="12pt" officeooo:rsid="0009f6f4" officeooo:paragraph-rsid="001523ab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officeooo:paragraph-rsid="001523ab"/>
    </style:style>
    <style:style style:name="P55" style:family="paragraph" style:parent-style-name="Text_20_body" style:list-style-name="L16">
      <style:paragraph-properties fo:margin-top="0cm" fo:margin-bottom="0cm" style:contextual-spacing="false" fo:line-height="100%" fo:text-align="justify" style:justify-single-word="false"/>
    </style:style>
    <style:style style:name="P5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Liberation Serif" fo:font-size="12pt" officeooo:rsid="0009f6f4" officeooo:paragraph-rsid="001523ab" style:font-size-asian="12pt" style:font-size-complex="12pt"/>
    </style:style>
    <style:style style:name="P57" style:family="paragraph" style:parent-style-name="Text_20_body" style:list-style-name="L17">
      <style:paragraph-properties fo:margin-top="0cm" fo:margin-bottom="0cm" style:contextual-spacing="false" fo:line-height="100%" fo:text-align="justify" style:justify-single-word="false"/>
    </style:style>
    <style:style style:name="P58" style:family="paragraph" style:parent-style-name="Text_20_body" style:list-style-name="L17">
      <style:paragraph-properties fo:margin-top="0cm" fo:margin-bottom="0cm" style:contextual-spacing="false" fo:line-height="100%" fo:text-align="justify" style:justify-single-word="false"/>
      <style:text-properties style:font-name="Liberation Serif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Liberation Serif" fo:font-size="12pt" officeooo:rsid="0009f6f4" officeooo:paragraph-rsid="001523ab" style:font-size-asian="12pt" style:font-size-complex="12pt"/>
    </style:style>
    <style:style style:name="P60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style:font-name="Liberation Serif" fo:font-size="12pt" officeooo:rsid="00173881" officeooo:paragraph-rsid="00173881" style:font-size-asian="12pt" style:font-size-complex="12pt"/>
    </style:style>
    <style:style style:name="P61" style:family="paragraph" style:parent-style-name="Heading_20_1">
      <style:paragraph-properties fo:margin-top="0cm" fo:margin-bottom="0cm" style:contextual-spacing="false" fo:line-height="100%"/>
      <style:text-properties style:font-name="Liberation Serif" fo:font-size="12pt" officeooo:rsid="0009f6f4" officeooo:paragraph-rsid="001523ab" style:font-size-asian="12pt" style:font-size-complex="12pt"/>
    </style:style>
    <style:style style:name="P62" style:family="paragraph" style:parent-style-name="Preformatted_20_Text" style:master-page-name="">
      <loext:graphic-properties draw:fill="solid" draw:fill-color="#b2b2b2" draw:opacity="100%"/>
      <style:paragraph-properties fo:margin-left="1.101cm" fo:margin-right="1cm" fo:margin-top="0cm" fo:margin-bottom="0.499cm" style:contextual-spacing="false" fo:text-indent="0cm" style:auto-text-indent="false" style:page-number="auto" fo:background-color="#b2b2b2" style:writing-mode="lr-tb"/>
      <style:text-properties style:font-name="Liberation Serif" fo:font-size="12pt" officeooo:rsid="0009f6f4" officeooo:paragraph-rsid="00173881" style:font-size-asian="12pt" style:font-size-complex="12pt"/>
    </style:style>
    <style:style style:name="P63" style:family="paragraph" style:parent-style-name="Text_20_body">
      <style:paragraph-properties fo:line-height="100%"/>
      <style:text-properties officeooo:rsid="0009f6f4" style:font-size-asian="12pt"/>
    </style:style>
    <style:style style:name="P64" style:family="paragraph" style:parent-style-name="Text_20_body" style:list-style-name="L18">
      <style:paragraph-properties fo:line-height="100%"/>
      <style:text-properties officeooo:rsid="0009f6f4" style:font-size-asian="12pt"/>
    </style:style>
    <style:style style:name="P65" style:family="paragraph" style:parent-style-name="Preformatted_20_Text" style:master-page-name="">
      <loext:graphic-properties draw:fill="solid" draw:fill-color="#b2b2b2" draw:opacity="100%"/>
      <style:paragraph-properties fo:margin-left="1cm" fo:margin-right="1cm" fo:text-indent="0cm" style:auto-text-indent="false" style:page-number="auto" fo:background-color="#b2b2b2" style:writing-mode="lr-tb"/>
      <style:text-properties style:font-name="Liberation Serif" fo:font-size="12pt" officeooo:rsid="0009f6f4" style:font-size-asian="12pt" style:font-size-complex="12pt"/>
    </style:style>
    <style:style style:name="P66" style:family="paragraph" style:parent-style-name="Preformatted_20_Text">
      <loext:graphic-properties draw:fill="solid" draw:fill-color="#b2b2b2" draw:opacity="100%"/>
      <style:paragraph-properties fo:margin-left="1cm" fo:margin-right="1cm" fo:text-indent="0cm" style:auto-text-indent="false" fo:background-color="#b2b2b2" style:writing-mode="lr-tb"/>
      <style:text-properties style:font-name="Liberation Serif" fo:font-size="12pt" officeooo:rsid="0009f6f4" style:font-size-asian="12pt" style:font-size-complex="12pt"/>
    </style:style>
    <style:style style:name="P67" style:family="paragraph" style:parent-style-name="Preformatted_20_Text">
      <loext:graphic-properties draw:fill="solid" draw:fill-color="#b2b2b2" draw:opacity="100%"/>
      <style:paragraph-properties fo:margin-left="1cm" fo:margin-right="1cm" fo:margin-top="0cm" fo:margin-bottom="0.499cm" style:contextual-spacing="false" fo:text-indent="0cm" style:auto-text-indent="false" fo:background-color="#b2b2b2" style:writing-mode="lr-tb"/>
      <style:text-properties style:font-name="Liberation Serif" fo:font-size="12pt" officeooo:rsid="0009f6f4" style:font-size-asian="12pt" style:font-size-complex="12pt"/>
    </style:style>
    <style:style style:name="P68" style:family="paragraph" style:parent-style-name="Text_20_body" style:list-style-name="L19">
      <style:paragraph-properties fo:line-height="100%"/>
      <style:text-properties officeooo:rsid="0009f6f4" style:font-size-asian="12pt"/>
    </style:style>
    <style:style style:name="P69" style:family="paragraph" style:parent-style-name="Horizontal_20_Line">
      <style:paragraph-properties fo:margin-top="0cm" fo:margin-bottom="0cm" style:contextual-spacing="false"/>
      <style:text-properties fo:font-size="12pt" officeooo:rsid="0009f6f4" style:font-size-asian="12pt" style:font-size-complex="12pt"/>
    </style:style>
    <style:style style:name="P70" style:family="paragraph" style:parent-style-name="Heading_20_1">
      <style:paragraph-properties fo:margin-top="0cm" fo:margin-bottom="0.499cm" style:contextual-spacing="false"/>
      <style:text-properties fo:font-size="12pt" officeooo:rsid="0009f6f4" style:font-size-asian="12pt" style:font-size-complex="12pt"/>
    </style:style>
    <style:style style:name="P71" style:family="paragraph" style:parent-style-name="Heading_20_3">
      <style:paragraph-properties fo:margin-top="0cm" fo:margin-bottom="0.499cm" style:contextual-spacing="false"/>
      <style:text-properties fo:font-size="12pt" officeooo:rsid="0009f6f4" style:font-size-asian="12pt" style:font-size-complex="12pt"/>
    </style:style>
    <style:style style:name="P7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style:font-name="Liberation Serif" fo:font-size="12pt" officeooo:rsid="0009f6f4" style:font-size-asian="12pt" style:font-size-complex="12pt"/>
    </style:style>
    <style:style style:name="P73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officeooo:rsid="0009f6f4" officeooo:paragraph-rsid="001523ab" style:font-size-asian="12pt" style:font-size-complex="12pt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officeooo:rsid="0013b435"/>
    </style:style>
    <style:style style:name="T5" style:family="text">
      <style:text-properties fo:color="#ffffff" loext:opacity="100%" style:font-name="Liberation Serif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fo:color="#ffffff" loext:opacity="100%" officeooo:rsid="001523ab"/>
    </style:style>
    <style:style style:name="T8" style:family="text">
      <style:text-properties style:font-name="Liberation Serif" fo:font-size="12pt" officeooo:rsid="0009f6f4" style:font-size-asian="12pt" style:font-size-complex="12pt"/>
    </style:style>
    <style:style style:name="T9" style:family="text">
      <style:text-properties style:font-name="Liberation Serif" fo:font-size="12pt" officeooo:rsid="001523ab" style:font-size-asian="12pt" style:font-size-complex="12pt"/>
    </style:style>
    <style:style style:name="T10" style:family="text">
      <style:text-properties style:font-name="Liberation Serif"/>
    </style:style>
    <style:style style:name="T11" style:family="text">
      <style:text-properties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 que é o React?</text:h>
      <text:list text:style-name="L1">
        <text:list-item>
          <text:p text:style-name="P2"><text:span text:style-name="Strong_20_Emphasis">Biblioteca JavaScript</text:span> criada pelo Facebook (2013) para construir <text:span text:style-name="Strong_20_Emphasis">interfaces de usuário (UI)</text:span>.</text:p>
        </text:list-item>
        <text:list-item>
          <text:p text:style-name="P2">Baseado no conceito de <text:span text:style-name="Strong_20_Emphasis">componentes</text:span> → pequenos blocos de código que podem ser reutilizados e combinados.</text:p>
        </text:list-item>
        <text:list-item>
          <text:p text:style-name="P2">Usa o <text:span text:style-name="Strong_20_Emphasis">Virtual DOM</text:span> → uma cópia em memória do DOM real, que permite atualizar só o que mudou na tela (mais eficiente).</text:p>
        </text:list-item>
      </text:list>
      <text:p text:style-name="Horizontal_20_Line"/>
      <text:h text:style-name="Heading_20_2" text:outline-level="2">🔹 Principais características</text:h>
      <text:list text:style-name="L2">
        <text:list-item>
          <text:p text:style-name="P3"><text:span text:style-name="Strong_20_Emphasis">Componentização</text:span></text:p>
          <text:list>
            <text:list-item>
              <text:p text:style-name="P3">Tudo é um componente: botões, formulários, telas inteiras.</text:p>
            </text:list-item>
            <text:list-item>
              <text:p text:style-name="P3">Facilita <text:span text:style-name="Strong_20_Emphasis">reuso</text:span> e <text:span text:style-name="Strong_20_Emphasis">manutenção</text:span> do código.</text:p>
            </text:list-item>
          </text:list>
        </text:list-item>
        <text:list-item>
          <text:p text:style-name="P3"><text:span text:style-name="Strong_20_Emphasis">Declarativo</text:span></text:p>
          <text:list>
            <text:list-item>
              <text:p text:style-name="P3">Você descreve “o que” quer ver na tela, e não “como” atualizar passo a passo.</text:p>
            </text:list-item>
            <text:list-item>
              <text:p text:style-name="P3">Exemplo: em vez de manipular o DOM com <text:span text:style-name="Source_20_Text">document.querySelector(...)</text:span>, você escreve JSX (<text:span text:style-name="Source_20_Text">&lt;h1&gt;Olá&lt;/h1&gt;</text:span>) e o React se encarrega das mudanças.</text:p>
            </text:list-item>
          </text:list>
        </text:list-item>
        <text:list-item>
          <text:p text:style-name="P3"><text:span text:style-name="Strong_20_Emphasis">JSX (JavaScript + XML)</text:span></text:p>
          <text:list>
            <text:list-item>
              <text:p text:style-name="P3">Sintaxe que mistura HTML com JS.</text:p>
            </text:list-item>
            <text:list-item>
              <text:p text:style-name="P3">Exemplo:</text:p>
              <text:p text:style-name="P4"><text:span text:style-name="Source_20_Text">const App = () =&gt; &lt;h1&gt;Olá React!&lt;/h1&gt;;</text:span></text:p>
            </text:list-item>
          </text:list>
        </text:list-item>
        <text:list-item>
          <text:p text:style-name="P3"><text:span text:style-name="Strong_20_Emphasis">Unidirecional (one-way data binding)</text:span></text:p>
          <text:list>
            <text:list-item>
              <text:p text:style-name="P3">O fluxo de dados vai <text:span text:style-name="Strong_20_Emphasis">de cima para baixo</text:span> (pai → filho).</text:p>
            </text:list-item>
            <text:list-item>
              <text:p text:style-name="P3">Dá previsibilidade e facilita o debug.</text:p>
            </text:list-item>
          </text:list>
        </text:list-item>
      </text:list>
      <text:p text:style-name="Horizontal_20_Line"/>
      <text:h text:style-name="Heading_20_2" text:outline-level="2">🔹 Diferenças para outros frameworks J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Table_20_Heading"><text:span text:style-name="Strong_20_Emphasis">React</text:span></text:p>
            </table:table-cell>
            <table:table-cell table:style-name="Table1.A1" office:value-type="string">
              <text:p text:style-name="Table_20_Heading"><text:span text:style-name="Strong_20_Emphasis">Angular</text:span></text:p>
            </table:table-cell>
            <table:table-cell table:style-name="Table1.A1" office:value-type="string">
              <text:p text:style-name="Table_20_Heading"><text:span text:style-name="Strong_20_Emphasis">Vu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Tipo</text:p>
          </table:table-cell>
          <table:table-cell table:style-name="Table1.A1" office:value-type="string">
            <text:p text:style-name="Table_20_Contents">Biblioteca focada em UI</text:p>
          </table:table-cell>
          <table:table-cell table:style-name="Table1.A1" office:value-type="string">
            <text:p text:style-name="Table_20_Contents">Framework completo</text:p>
          </table:table-cell>
          <table:table-cell table:style-name="Table1.A1" office:value-type="string">
            <text:p text:style-name="Table_20_Contents">Framework progressivo</text:p>
          </table:table-cell>
        </table:table-row>
        <table:table-row>
          <table:table-cell table:style-name="Table1.A1" office:value-type="string">
            <text:p text:style-name="Table_20_Contents">Linguagem extra</text:p>
          </table:table-cell>
          <table:table-cell table:style-name="Table1.A1" office:value-type="string">
            <text:p text:style-name="Table_20_Contents">JSX (JS + HTML)</text:p>
          </table:table-cell>
          <table:table-cell table:style-name="Table1.A1" office:value-type="string">
            <text:p text:style-name="Table_20_Contents">TypeScript por padrão</text:p>
          </table:table-cell>
          <table:table-cell table:style-name="Table1.A1" office:value-type="string">
            <text:p text:style-name="Table_20_Contents">Templates (HTML + diretivas)</text:p>
          </table:table-cell>
        </table:table-row>
        <table:table-row>
          <table:table-cell table:style-name="Table1.A1" office:value-type="string">
            <text:p text:style-name="Table_20_Contents">Estrutura</text:p>
          </table:table-cell>
          <table:table-cell table:style-name="Table1.A1" office:value-type="string">
            <text:p text:style-name="Table_20_Contents">Flexível, você escolhe libs extras (router, state, etc.)</text:p>
          </table:table-cell>
          <table:table-cell table:style-name="Table1.A1" office:value-type="string">
            <text:p text:style-name="Table_20_Contents">Opinionado, tudo vem pronto (roteamento, injeção de dependência, etc.)</text:p>
          </table:table-cell>
          <table:table-cell table:style-name="Table1.A1" office:value-type="string">
            <text:p text:style-name="Table_20_Contents">Meio-termo: simples mas tem ecosistema</text:p>
          </table:table-cell>
        </table:table-row>
        <table:table-row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Table_20_Contents">Virtual DOM eficiente</text:p>
          </table:table-cell>
          <table:table-cell table:style-name="Table1.A1" office:value-type="string">
            <text:p text:style-name="Table_20_Contents">Change detection, pode ser mais <text:soft-page-break/>pesado</text:p>
          </table:table-cell>
          <table:table-cell table:style-name="Table1.A1" office:value-type="string">
            <text:p text:style-name="Table_20_Contents">Virtual DOM <text:soft-page-break/>otimizado</text:p>
          </table:table-cell>
        </table:table-row>
        <table:table-row>
          <table:table-cell table:style-name="Table1.A1" office:value-type="string">
            <text:p text:style-name="Table_20_Contents">Curva de aprendizado</text:p>
          </table:table-cell>
          <table:table-cell table:style-name="Table1.A1" office:value-type="string">
            <text:p text:style-name="Table_20_Contents">Média (precisa aprender JSX + hooks)</text:p>
          </table:table-cell>
          <table:table-cell table:style-name="Table1.A1" office:value-type="string">
            <text:p text:style-name="Table_20_Contents">Alta (muitas features integradas)</text:p>
          </table:table-cell>
          <table:table-cell table:style-name="Table1.A1" office:value-type="string">
            <text:p text:style-name="Table_20_Contents">Baixa (mais próximo de HTML+JS normal)</text:p>
          </table:table-cell>
        </table:table-row>
      </table:table>
      <text:p text:style-name="Horizontal_20_Line"/>
      <text:h text:style-name="Heading_20_2" text:outline-level="2">🔹 Onde o React brilha</text:h>
      <text:p text:style-name="Text_20_body">✅ Aplicações grandes que crescem com o tempo.<text:line-break/>✅ Equipes grandes (componentização ajuda muito).<text:line-break/>✅ Ecossistema gigantesco: bibliotecas como React Router, Redux, Next.js.</text:p>
      <text:p text:style-name="Horizontal_20_Line"/>
      <text:p text:style-name="Text_20_body">👉 Em resumo: React é <text:span text:style-name="Strong_20_Emphasis">flexível</text:span> e foca só na parte da UI. Se você quiser algo mais “fechado”, tipo tudo pronto no mesmo pacote, frameworks como Angular seriam o caminho. Mas hoje, o mercado <text:span text:style-name="Strong_20_Emphasis">pede muito mais React</text:span> do que qualquer outro.</text:p>
      <text:p text:style-name="Standard"/>
      <text:h text:style-name="Heading_20_1" text:outline-level="1">Roteiro de Estudos React (iniciante → intermediário)</text:h>
      <text:h text:style-name="Heading_20_2" text:outline-level="2">🔹 1. Fundamentos (base sólida)</text:h>
      <text:list text:style-name="L3">
        <text:list-item>
          <text:p text:style-name="P6">O que é React e por que usar.</text:p>
        </text:list-item>
        <text:list-item>
          <text:p text:style-name="P6">Como criar um projeto (com <text:span text:style-name="Strong_20_Emphasis">Vite</text:span> ou <text:span text:style-name="Strong_20_Emphasis">Create React App</text:span>).</text:p>
        </text:list-item>
        <text:list-item>
          <text:p text:style-name="P6">Entender o <text:span text:style-name="Strong_20_Emphasis">JSX</text:span> (parece HTML, mas é JS!).</text:p>
        </text:list-item>
        <text:list-item>
          <text:p text:style-name="P6">Criar o primeiro componente:</text:p>
          <text:p text:style-name="P7"><text:span text:style-name="Source_20_Text">function App() {</text:span></text:p>
          <text:p text:style-name="P7"><text:span text:style-name="Source_20_Text"><text:s text:c="2"/>return &lt;h1&gt;Olá, React!&lt;/h1&gt;;</text:span></text:p>
          <text:p text:style-name="P7"><text:span text:style-name="Source_20_Text">}</text:span></text:p>
          <text:p text:style-name="P8"><text:span text:style-name="Source_20_Text">export default App;</text:span></text:p>
        </text:list-item>
      </text:list>
      <text:p text:style-name="Horizontal_20_Line"/>
      <text:h text:style-name="Heading_20_2" text:outline-level="2">🔹 2. Componentes e Props</text:h>
      <text:list text:style-name="L4">
        <text:list-item>
          <text:p text:style-name="P9"><text:span text:style-name="Strong_20_Emphasis">Componentes funcionais</text:span> (padrão atual).</text:p>
        </text:list-item>
        <text:list-item>
          <text:p text:style-name="P9">Passagem de informações via <text:span text:style-name="Strong_20_Emphasis">props</text:span> (parâmetros do componente).</text:p>
          <text:p text:style-name="P10"><text:span text:style-name="Source_20_Text">function Saudacao({ nome }) {</text:span></text:p>
          <text:p text:style-name="P10"><text:span text:style-name="Source_20_Text"><text:s text:c="2"/>return &lt;h1&gt;Olá, {nome}!&lt;/h1&gt;;</text:span></text:p>
          <text:p text:style-name="P11"><text:span text:style-name="Source_20_Text">}</text:span></text:p>
        </text:list-item>
        <text:list-item>
          <text:p text:style-name="P9">Composição: um componente dentro de outro.</text:p>
        </text:list-item>
      </text:list>
      <text:p text:style-name="Horizontal_20_Line"/>
      <text:h text:style-name="Heading_20_2" text:outline-level="2"><text:soft-page-break/>🔹 3. Estado (State)</text:h>
      <text:list text:style-name="L5">
        <text:list-item>
          <text:p text:style-name="P12">Uso do <text:span text:style-name="Strong_20_Emphasis">useState</text:span> para controlar dados dinâmicos.</text:p>
          <text:p text:style-name="P13"><text:span text:style-name="Source_20_Text">import { useState } from "react";</text:span></text:p>
          <text:p text:style-name="P13"/>
          <text:p text:style-name="P13"><text:span text:style-name="Source_20_Text">function Contador() {</text:span></text:p>
          <text:p text:style-name="P13"><text:span text:style-name="Source_20_Text"><text:s text:c="2"/>const [count, setCount] = useState(0);</text:span></text:p>
          <text:p text:style-name="P13"><text:span text:style-name="Source_20_Text"><text:s text:c="2"/>return (</text:span></text:p>
          <text:p text:style-name="P13"><text:span text:style-name="Source_20_Text"><text:s text:c="4"/>&lt;div&gt;</text:span></text:p>
          <text:p text:style-name="P13"><text:span text:style-name="Source_20_Text"><text:s text:c="6"/>&lt;p&gt;Você clicou {count} vezes&lt;/p&gt;</text:span></text:p>
          <text:p text:style-name="P13"><text:span text:style-name="Source_20_Text"><text:s text:c="6"/>&lt;button onClick={() =&gt; setCount(count + 1)}&gt;+&lt;/button&gt;</text:span></text:p>
          <text:p text:style-name="P13"><text:span text:style-name="Source_20_Text"><text:s text:c="4"/>&lt;/div&gt;</text:span></text:p>
          <text:p text:style-name="P13"><text:span text:style-name="Source_20_Text"><text:s text:c="2"/>);</text:span></text:p>
          <text:p text:style-name="P14"><text:span text:style-name="Source_20_Text">}</text:span></text:p>
        </text:list-item>
      </text:list>
      <text:p text:style-name="Horizontal_20_Line"/>
      <text:h text:style-name="Heading_20_2" text:outline-level="2">🔹 4. Eventos</text:h>
      <text:list text:style-name="L6">
        <text:list-item>
          <text:p text:style-name="P15"><text:span text:style-name="Source_20_Text">onClick</text:span>, <text:span text:style-name="Source_20_Text">onChange</text:span>, <text:span text:style-name="Source_20_Text">onSubmit</text:span> etc.</text:p>
        </text:list-item>
        <text:list-item>
          <text:p text:style-name="P15">Manipulação de formulários.</text:p>
        </text:list-item>
      </text:list>
      <text:p text:style-name="Horizontal_20_Line"/>
      <text:h text:style-name="Heading_20_2" text:outline-level="2">🔹 5. Renderização Condicional</text:h>
      <text:list text:style-name="L7">
        <text:list-item>
          <text:p text:style-name="P16">Mostrar coisas diferentes conforme condição:</text:p>
          <text:p text:style-name="P17"><text:span text:style-name="Source_20_Text">{logado ? &lt;p&gt;Bem-vindo!&lt;/p&gt; : &lt;p&gt;Faça login&lt;/p&gt;}</text:span></text:p>
        </text:list-item>
      </text:list>
      <text:p text:style-name="Horizontal_20_Line"/>
      <text:h text:style-name="Heading_20_2" text:outline-level="2">🔹 6. Listas e Keys</text:h>
      <text:list text:style-name="L8">
        <text:list-item>
          <text:p text:style-name="P18">Renderizar listas com <text:span text:style-name="Source_20_Text">.map()</text:span>.</text:p>
        </text:list-item>
        <text:list-item>
          <text:p text:style-name="P18">Importância da prop <text:span text:style-name="Source_20_Text">key</text:span>.</text:p>
        </text:list-item>
      </text:list>
      <text:p text:style-name="Horizontal_20_Line"/>
      <text:h text:style-name="Heading_20_2" text:outline-level="2">🔹 7. useEffect (efeitos colaterais)</text:h>
      <text:list text:style-name="L9">
        <text:list-item>
          <text:p text:style-name="P19">Executar código quando o componente monta ou atualiza.</text:p>
        </text:list-item>
        <text:list-item>
          <text:p text:style-name="P19">Buscar dados de uma API:</text:p>
          <text:p text:style-name="P20"><text:span text:style-name="Source_20_Text">import { useEffect, useState } from "react";</text:span></text:p>
          <text:p text:style-name="P20"/>
          <text:p text:style-name="P20"><text:span text:style-name="Source_20_Text">function Usuarios() {</text:span></text:p>
          <text:p text:style-name="P20"><text:span text:style-name="Source_20_Text"><text:s text:c="2"/>const [users, setUsers] = useState([]);</text:span></text:p>
          <text:p text:style-name="P20"/>
          <text:p text:style-name="P20"><text:span text:style-name="Source_20_Text"><text:s text:c="2"/>useEffect(() =&gt; {</text:span></text:p>
          <text:p text:style-name="P20"><text:span text:style-name="Source_20_Text"><text:s text:c="4"/>fetch("https://jsonplaceholder.typicode.com/users")</text:span></text:p>
          <text:p text:style-name="P20"><text:span text:style-name="Source_20_Text"><text:s text:c="6"/>.then(res =&gt; res.json())</text:span></text:p>
          <text:p text:style-name="P20"><text:span text:style-name="Source_20_Text"><text:s text:c="6"/>.then(data =&gt; setUsers(data));</text:span></text:p>
          <text:p text:style-name="P20"><text:span text:style-name="Source_20_Text"><text:s text:c="2"/>}, []);</text:span></text:p>
          <text:p text:style-name="P20"><text:soft-page-break/></text:p>
          <text:p text:style-name="P20"><text:span text:style-name="Source_20_Text"><text:s text:c="2"/>return (</text:span></text:p>
          <text:p text:style-name="P20"><text:span text:style-name="Source_20_Text"><text:s text:c="4"/>&lt;ul&gt;</text:span></text:p>
          <text:p text:style-name="P20"><text:span text:style-name="Source_20_Text"><text:s text:c="6"/>{users.map(u =&gt; &lt;li key={u.id}&gt;{u.name}&lt;/li&gt;)}</text:span></text:p>
          <text:p text:style-name="P20"><text:span text:style-name="Source_20_Text"><text:s text:c="4"/>&lt;/ul&gt;</text:span></text:p>
          <text:p text:style-name="P20"><text:span text:style-name="Source_20_Text"><text:s text:c="2"/>);</text:span></text:p>
          <text:p text:style-name="P21"><text:span text:style-name="Source_20_Text">}</text:span></text:p>
        </text:list-item>
      </text:list>
      <text:p text:style-name="Horizontal_20_Line"/>
      <text:h text:style-name="Heading_20_2" text:outline-level="2">🔹 8. Estilização</text:h>
      <text:list text:style-name="L10">
        <text:list-item>
          <text:p text:style-name="P22">CSS simples, CSS Modules, ou Tailwind.</text:p>
        </text:list-item>
        <text:list-item>
          <text:p text:style-name="P22">Diferença entre <text:span text:style-name="Strong_20_Emphasis">className</text:span> e <text:span text:style-name="Source_20_Text">class</text:span>.</text:p>
        </text:list-item>
      </text:list>
      <text:p text:style-name="Horizontal_20_Line"/>
      <text:h text:style-name="Heading_20_2" text:outline-level="2">🔹 9. Roteamento</text:h>
      <text:list text:style-name="L11">
        <text:list-item>
          <text:p text:style-name="P23">Usar <text:span text:style-name="Strong_20_Emphasis">React Router</text:span> pra navegar entre páginas.</text:p>
        </text:list-item>
        <text:list-item>
          <text:p text:style-name="P23">Criar rotas <text:span text:style-name="Source_20_Text">/home</text:span>, <text:span text:style-name="Source_20_Text">/sobre</text:span>, <text:span text:style-name="Source_20_Text">/contato</text:span>.</text:p>
        </text:list-item>
      </text:list>
      <text:p text:style-name="Horizontal_20_Line"/>
      <text:h text:style-name="Heading_20_2" text:outline-level="2">🔹 10. Estado Global (quando crescer)</text:h>
      <text:list text:style-name="L12">
        <text:list-item>
          <text:p text:style-name="P24">Introdução a <text:span text:style-name="Strong_20_Emphasis">Context API</text:span>.</text:p>
        </text:list-item>
        <text:list-item>
          <text:p text:style-name="P24">(Mais avançado: Redux, Zustand, etc. → só quando precisar).</text:p>
        </text:list-item>
      </text:list>
      <text:p text:style-name="Horizontal_20_Line"/>
      <text:h text:style-name="Heading_20_1" text:outline-level="1">🎯 Dicas</text:h>
      <text:list text:style-name="L13">
        <text:list-item>
          <text:p text:style-name="P25">Não tente aprender tudo de uma vez → foque em <text:span text:style-name="Strong_20_Emphasis">componentes, props e estado</text:span> primeiro.</text:p>
        </text:list-item>
        <text:list-item>
          <text:p text:style-name="P25">Treine sempre com mini-projetos:</text:p>
          <text:list>
            <text:list-item>
              <text:p text:style-name="P25">To-do list</text:p>
            </text:list-item>
            <text:list-item>
              <text:p text:style-name="P25">Contador</text:p>
            </text:list-item>
            <text:list-item>
              <text:p text:style-name="P25">Formulário de login fake</text:p>
            </text:list-item>
            <text:list-item>
              <text:p text:style-name="P25">Listagem de produtos</text:p>
            </text:list-item>
          </text:list>
        </text:list-item>
      </text:list>
      <text:p text:style-name="Horizontal_20_Line"/>
      <text:p text:style-name="Text_20_body">👉 Sugestão: depois que fizer o básico, podemos montar juntos um <text:span text:style-name="Strong_20_Emphasis">mini-projeto em React</text:span> (tipo uma lista de alunos, já que você tá mexendo com APIs no Node). Assim conecta <text:span text:style-name="Strong_20_Emphasis">backend (Node)</text:span> com <text:span text:style-name="Strong_20_Emphasis">frontend (React)</text:span>.</text:p>
      <text:p text:style-name="Standard"/>
      <text:p text:style-name="Standard"/>
      <text:p text:style-name="Standard"/>
      <text:p text:style-name="P26"><text:soft-page-break/>styled-components</text:p>
      <text:p text:style-name="P27"/>
      <text:p text:style-name="P28">É uma biblioteca de CSS-in-JS (CSS escrito dentro do JavaScript/TypeScript).<text:line-break/><text:line-break/>Permite criar componentes React já com estilo embutido.<text:line-break/><text:line-break/>Evita problemas de escopo global de CSS (ex.: estilos de um botão “vazando” para outro).<text:line-break/><text:line-break/>Facilita dinamismo no CSS, como estilos condicionais baseados em props.<text:line-break/><text:line-break/>📌 Documentação oficial: <text:a xlink:type="simple" xlink:href="https://styled-components.com/" text:style-name="Internet_20_link" text:visited-style-name="Visited_20_Internet_20_Link">https://styled-components.com</text:a></text:p>
      <text:p text:style-name="P28"/>
      <text:p text:style-name="P29">react-toastify</text:p>
      <text:p text:style-name="P30">Mostrar notificações no React (alertas de sucesso, erro, etc.) de forma elegante e fácil.</text:p>
      <text:p text:style-name="P31"/>
      <text:p text:style-name="P32">axios</text:p>
      <text:p text:style-name="P33">O Axios é uma biblioteca muito usada em React (e Node.js) para fazer requisições HTTP — como GET, POST, PUT, DELETE — de forma simples e elegante.</text:p>
      <text:p text:style-name="P34"/>
      <text:p text:style-name="P35">Redux</text:p>
      <text:p text:style-name="P36">Redux é uma biblioteca de gerenciamento de estado para aplicações JavaScript, muito usada com React. Ele ajuda a controlar os dados da aplicação de forma previsível e centralizada, evitando que o estado fique espalhado entre vários componentes.</text:p>
      <text:p text:style-name="P36">O estado de uma aplicação é basicamente os dados que mudam com o tempo e que determinam como a interface deve aparecer.</text:p>
      <text:p text:style-name="P37">Exemplos de estado:</text:p>
      <text:p text:style-name="P38">O conteúdo de um campo de formulário (input)</text:p>
      <text:p text:style-name="P39">Se um modal está aberto ou fechado (true / false)</text:p>
      <text:p text:style-name="P39">A lista de produtos do carrinho de compras</text:p>
      <text:p text:style-name="P39">Informações do usuário logado</text:p>
      <text:p text:style-name="P36">“Gerenciar estado” significa controlar esses dados de forma organizada, garantindo que:</text:p>
      <text:p text:style-name="P36">Quando o estado muda, a interface se atualiza corretamente.</text:p>
      <text:p text:style-name="P36">Todos os componentes que precisam desses dados recebem a versão correta.</text:p>
      <text:p text:style-name="P36">Evita inconsistências (por exemplo, mostrar informações antigas ou diferentes em lugares diferentes).</text:p>
      <text:p text:style-name="P36"/>
      <text:h text:style-name="P40" text:outline-level="3"><text:span text:style-name="Strong_20_Emphasis"><text:span text:style-name="T1">Quando usar Redux</text:span></text:span></text:h>
      <text:p text:style-name="P41"><text:span text:style-name="T2">Se o estado precisa ser compartilhado entre muitos componentes, gerenciar só com </text:span><text:span text:style-name="Source_20_Text"><text:span text:style-name="T2">useState</text:span></text:span><text:span text:style-name="T2"> fica complicado.</text:span></text:p>
      <text:p text:style-name="P42">Exemplo:</text:p>
      <text:list text:style-name="L14">
        <text:list-item>
          <text:p text:style-name="P43">O usuário faz login em um componente</text:p>
        </text:list-item>
        <text:list-item>
          <text:p text:style-name="P43">Outro componente precisa mostrar o nome do usuário no header</text:p>
        </text:list-item>
        <text:list-item>
          <text:p text:style-name="P43">Outro precisa decidir se pode acessar uma rota</text:p>
        </text:list-item>
      </text:list>
      <text:p text:style-name="P44"><text:span text:style-name="T2">Nesse caso, o estado do usuário é global, e é aí que o </text:span><text:span text:style-name="Strong_20_Emphasis"><text:span text:style-name="T2">Redux</text:span></text:span><text:span text:style-name="T2"> entra, permitindo que todos os componentes acessem e modifiquem o estado de forma organizada.</text:span></text:p>
      <text:p text:style-name="P34"/>
      <text:p text:style-name="P45"><text:span text:style-name="T1">O que </text:span><text:span text:style-name="Source_20_Text"><text:span text:style-name="T1">e.preventDefault()</text:span></text:span><text:span text:style-name="T1"> faz: </text:span></text:p>
      <text:p text:style-name="P46"><text:span text:style-name="T2">Quando o botão é clicado, o </text:span><text:span text:style-name="Strong_20_Emphasis"><text:span text:style-name="T2">comportamento padrão</text:span></text:span><text:span text:style-name="T2"> do navegador é </text:span><text:span text:style-name="Strong_20_Emphasis"><text:span text:style-name="T2">submeter o formulário</text:span></text:span><text:span text:style-name="T2"> (fazer um “refresh” da página).</text:span></text:p>
      <text:p text:style-name="P47">Isso é o que o HTML faz por padrão desde antes do React existir.</text:p>
      <text:p text:style-name="P41"><text:span text:style-name="T2">Então, se você </text:span><text:span text:style-name="Strong_20_Emphasis"><text:span text:style-name="T2">não</text:span></text:span><text:span text:style-name="T2"> colocar </text:span><text:span text:style-name="Source_20_Text"><text:span text:style-name="T2">e.preventDefault()</text:span></text:span><text:span text:style-name="T2">, o navegador:</text:span></text:p>
      <text:list text:style-name="L15">
        <text:list-item>
          <text:p text:style-name="P48">vai recarregar a página,</text:p>
        </text:list-item>
        <text:list-item>
          <text:p text:style-name="P48"><text:soft-page-break/>vai perder o estado atual do React,</text:p>
        </text:list-item>
        <text:list-item>
          <text:p text:style-name="P49"><text:span text:style-name="T2">e seu </text:span><text:span text:style-name="Source_20_Text"><text:span text:style-name="T2">dispatch()</text:span></text:span><text:span text:style-name="T2"> nem vai ter tempo de ser executado direito.</text:span></text:p>
        </text:list-item>
      </text:list>
      <text:p text:style-name="P50"/>
      <text:p text:style-name="P51"><text:span text:style-name="T3">Redux Toolkit </text:span><text:span text:style-name="T4">(RTK)</text:span><text:span text:style-name="T3"> usa </text:span><text:span text:style-name="Source_20_Text"><text:span text:style-name="T5">extraReducers</text:span></text:span></text:p>
      <text:p text:style-name="P28"><text:span text:style-name="T6">O Redux Toolkit usa </text:span><text:span text:style-name="Source_20_Text"><text:span text:style-name="T6">extraReducers</text:span></text:span><text:span text:style-name="T6"> para lidar com </text:span><text:span text:style-name="Strong_20_Emphasis"><text:span text:style-name="T6">ações externas</text:span></text:span><text:span text:style-name="T6"> (aquelas que não são criadas dentro do próprio slice).</text:span></text:p>
      <text:p text:style-name="P52"/>
      <text:p text:style-name="P53"><text:span text:style-name="T3">Redux </text:span><text:span text:style-name="T7">Persist</text:span></text:p>
      <text:p text:style-name="P54"><text:span text:style-name="T8">O Redux </text:span><text:span text:style-name="T9">Persist</text:span><text:span text:style-name="T8"> </text:span><text:span text:style-name="T9">ter por finalidade persistir o estado da store no localStorage ou sessionStorage, de forma que mesmo após atualizar ou fechar o browser, certas informações do estado global sejam mantidas. combinando com o que você já fez:</text:span></text:p>
      <text:list text:style-name="L16">
        <text:list-item>
          <text:p text:style-name="P55"><text:span text:style-name="Source_20_Text"><text:span text:style-name="T6">appSlice</text:span></text:span><text:span text:style-name="T6"> continua igual.</text:span></text:p>
        </text:list-item>
        <text:list-item>
          <text:p text:style-name="P55"><text:span text:style-name="Source_20_Text"><text:span text:style-name="T6">listenerMiddleware</text:span></text:span><text:span text:style-name="T6"> continua igual.</text:span></text:p>
        </text:list-item>
        <text:list-item>
          <text:p text:style-name="P55"><text:span text:style-name="T6">O que muda é a </text:span><text:span text:style-name="Strong_20_Emphasis"><text:span text:style-name="T6">configuração da store</text:span></text:span><text:span text:style-name="T6">: você envolve o reducer com </text:span><text:span text:style-name="Source_20_Text"><text:span text:style-name="T6">persistReducer</text:span></text:span><text:span text:style-name="T6"> e adiciona o </text:span><text:span text:style-name="Source_20_Text"><text:span text:style-name="T6">persistStore</text:span></text:span><text:span text:style-name="T6">.</text:span></text:p>
        </text:list-item>
      </text:list>
      <text:p text:style-name="P56">Observações importantes:</text:p>
      <text:list text:style-name="L17">
        <text:list-item>
          <text:p text:style-name="P57"><text:span text:style-name="T10">O </text:span><text:span text:style-name="Source_20_Text"><text:span text:style-name="T10">whitelist</text:span></text:span><text:span text:style-name="T10"> define </text:span><text:span text:style-name="Strong_20_Emphasis"><text:span text:style-name="T10">quais slices serão persistidos</text:span></text:span><text:span text:style-name="T10">.</text:span></text:p>
        </text:list-item>
        <text:list-item>
          <text:p text:style-name="P57"><text:span text:style-name="Source_20_Text"><text:span text:style-name="T10">serializableCheck: false</text:span></text:span><text:span text:style-name="T10"> é necessário porque o Redux Persist adiciona campos não serializáveis.</text:span></text:p>
        </text:list-item>
        <text:list-item>
          <text:p text:style-name="P58">A UI e os toasts continuam funcionando normalmente.</text:p>
        </text:list-item>
      </text:list>
      <text:p text:style-name="P59"/>
      <text:p text:style-name="P60"><text:span text:style-name="T7">N</text:span><text:span text:style-name="T3">avigate</text:span></text:p>
      <text:h text:style-name="P61" text:outline-level="1"><text:span text:style-name="Strong_20_Emphasis">1. Quando você usa diretamente um componente:</text:span></text:h>
      <text:p text:style-name="P62"><text:span text:style-name="Source_20_Text"><text:span text:style-name="T11">&lt;Routepath="/" element={isLoggedIn ? &lt;Plants /&gt; : &lt;LandingPage /&gt;} /&gt;</text:span></text:span></text:p>
      <text:p text:style-name="P63">Aqui você está dizendo:</text:p>
      <text:list text:style-name="L18">
        <text:list-item>
          <text:p text:style-name="P64">Se estiver logado → renderiza <text:span text:style-name="Source_20_Text">&lt;Plants /&gt;</text:span></text:p>
        </text:list-item>
        <text:list-item>
          <text:p text:style-name="P64">Se NÃO estiver logado → renderiza <text:span text:style-name="Source_20_Text">&lt;LandingPage /&gt;</text:span></text:p>
        </text:list-item>
      </text:list>
      <text:p text:style-name="P63">📌 <text:span text:style-name="Strong_20_Emphasis">Não existe redirecionamento</text:span>, apenas troca de componente dentro da mesma rota <text:span text:style-name="Source_20_Text">/</text:span>.</text:p>
      <text:p text:style-name="P63">O <text:span text:style-name="Emphasis">path</text:span> continua <text:span text:style-name="Source_20_Text">/</text:span>.</text:p>
      <text:p text:style-name="P63">➡ É ideal quando você quer que <text:span text:style-name="Strong_20_Emphasis">a rota permaneça a mesma</text:span>, mas o conteúdo mude dependendo do estado (exemplo: home adaptativa).</text:p>
      <text:h text:style-name="P61" text:outline-level="1"><text:span text:style-name="Strong_20_Emphasis">2. Quando você usa </text:span><text:span text:style-name="Strong_20_Emphasis"><text:span text:style-name="Source_20_Text">&lt;Navigate to="/" /&gt;</text:span></text:span><text:span text:style-name="Strong_20_Emphasis">:</text:span></text:h>
      <text:p text:style-name="P65"><text:span text:style-name="Source_20_Text">&lt;Route </text:span></text:p>
      <text:p text:style-name="P66"><text:span text:style-name="Source_20_Text"><text:s text:c="2"/>path="/plants"</text:span></text:p>
      <text:p text:style-name="P66"><text:span text:style-name="Source_20_Text"><text:s text:c="2"/>element={isLoggedIn ? &lt;Plants /&gt; : &lt;Navigate to="/" /&gt;}</text:span></text:p>
      <text:p text:style-name="P67"><text:span text:style-name="Source_20_Text">/&gt;</text:span></text:p>
      <text:p text:style-name="P63">Aqui, se o usuário <text:span text:style-name="Strong_20_Emphasis">não estiver logado</text:span>, você diz explicitamente:</text:p>
      <text:p text:style-name="P63">👉 “Vá para outra página.”</text:p>
      <text:p text:style-name="P63">Ou seja:</text:p>
      <text:list text:style-name="L19">
        <text:list-item>
          <text:p text:style-name="P68">A rota muda para <text:span text:style-name="Source_20_Text">/</text:span></text:p>
        </text:list-item>
        <text:list-item>
          <text:p text:style-name="P68">Um redirecionamento real acontece (como se o usuário tivesse clicado num link)</text:p>
        </text:list-item>
      </text:list>
      <text:p text:style-name="P63"><text:soft-page-break/>📌 Isso é necessário quando:<text:line-break/>🚫 Uma rota não deve ser acessada sem login<text:line-break/>✔ Precisamos “empurrar” o usuário para outra rota</text:p>
      <text:p text:style-name="P63">Por exemplo <text:span text:style-name="Source_20_Text">/plants</text:span> <text:span text:style-name="Strong_20_Emphasis">só pode existir se logado</text:span>, portanto o Redirect é o comportamento correto.</text:p>
      <text:p text:style-name="P69"/>
      <text:h text:style-name="P70" text:outline-level="1">🎯 <text:span text:style-name="Strong_20_Emphasis">Resumo claro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Situação</text:p>
            </table:table-cell>
            <table:table-cell table:style-name="Table2.A1" office:value-type="string">
              <text:p text:style-name="Table_20_Heading">Renderiza componente?</text:p>
            </table:table-cell>
            <table:table-cell table:style-name="Table2.A1" office:value-type="string">
              <text:p text:style-name="Table_20_Heading">Redireciona rota?</text:p>
            </table:table-cell>
            <table:table-cell table:style-name="Table2.A1" office:value-type="string">
              <text:p text:style-name="Table_20_Heading">Quando usar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element={&lt;LandingPage /&gt;}</text:span>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✘</text:p>
          </table:table-cell>
          <table:table-cell table:style-name="Table2.A1" office:value-type="string">
            <text:p text:style-name="Table_20_Contents">Para trocar o conteúdo da mesma rota</text:p>
          </table:table-cell>
        </table:table-row>
        <table:table-row>
          <table:table-cell table:style-name="Table2.A1" office:value-type="string">
            <text:p text:style-name="Table_20_Contents"><text:span text:style-name="Source_20_Text">element={&lt;Navigate to="/" /&gt;}</text:span></text:p>
          </table:table-cell>
          <table:table-cell table:style-name="Table2.A1" office:value-type="string">
            <text:p text:style-name="Table_20_Contents">✘</text:p>
          </table:table-cell>
          <table:table-cell table:style-name="Table2.A1" office:value-type="string">
            <text:p text:style-name="Table_20_Contents">✔</text:p>
          </table:table-cell>
          <table:table-cell table:style-name="Table2.A1" office:value-type="string">
            <text:p text:style-name="Table_20_Contents">Para bloquear acesso e mudar rota</text:p>
          </table:table-cell>
        </table:table-row>
      </table:table>
      <text:p text:style-name="P69"/>
      <text:h text:style-name="P70" text:outline-level="1">📌 Por que você usou ambos no seu código?</text:h>
      <text:h text:style-name="P71" text:outline-level="3">✔ Em <text:span text:style-name="Source_20_Text">/</text:span></text:h>
      <text:p text:style-name="P72"><text:span text:style-name="Source_20_Text">&lt;Route path="/" element={isLoggedIn ? &lt;Plants /&gt; : &lt;LandingPage /&gt;} /&gt;</text:span></text:p>
      <text:p text:style-name="P63">Porque você quer uma <text:span text:style-name="Strong_20_Emphasis">homepage flexível</text:span><text:line-break/>→ Se logado, mostra as plantas<text:line-break/>→ Se não, mostra Landing Page<text:line-break/>-&gt; <text:span text:style-name="Strong_20_Emphasis">Não precisa redirecionar</text:span></text:p>
      <text:h text:style-name="P71" text:outline-level="3">✔ Em <text:span text:style-name="Source_20_Text">/plants</text:span></text:h>
      <text:p text:style-name="P72"><text:span text:style-name="Source_20_Text">&lt;Route path="/plants" element={isLoggedIn ? &lt;Plants /&gt; : &lt;Navigate to="/" /&gt;} /&gt;</text:span></text:p>
      <text:p text:style-name="P63">Porque <text:span text:style-name="Source_20_Text">/plants</text:span> é uma rota <text:span text:style-name="Strong_20_Emphasis">protegida</text:span>,<text:line-break/>e o visitante <text:span text:style-name="Strong_20_Emphasis">não deve permanecer nela</text:span> sem login.</text:p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09:29:59.764000000</meta:creation-date>
    <dc:date>2025-11-14T13:34:55.980664100</dc:date>
    <meta:editing-duration>PT4H46M45S</meta:editing-duration>
    <meta:editing-cycles>16</meta:editing-cycles>
    <meta:generator>LibreOffice/25.8.2.2$Windows_X86_64 LibreOffice_project/d401f2107ccab8f924a8e2df40f573aab7605b6f</meta:generator>
    <meta:document-statistic meta:table-count="2" meta:image-count="0" meta:object-count="0" meta:page-count="7" meta:paragraph-count="205" meta:word-count="1485" meta:character-count="8953" meta:non-whitespace-character-count="7682"/>
  </office:meta>
</office:document-meta>
</file>